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b1e581" officeooo:paragraph-rsid="00b2f88f"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9cf9f6" officeooo:paragraph-rsid="006ab9d7" fo:background-color="transparent"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5"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6" style:family="paragraph" style:parent-style-name="Preformatted_20_Text">
      <style:paragraph-properties fo:text-align="center" style:justify-single-word="false"/>
      <style:text-properties officeooo:paragraph-rsid="00083d4b"/>
    </style:style>
    <style:style style:name="P7" style:family="paragraph" style:parent-style-name="Preformatted_20_Text">
      <style:text-properties officeooo:paragraph-rsid="00aaf464"/>
    </style:style>
    <style:style style:name="P8" style:family="paragraph" style:parent-style-name="Preformatted_20_Text">
      <style:text-properties officeooo:paragraph-rsid="00b2f88f"/>
    </style:style>
    <style:style style:name="P9" style:family="paragraph" style:parent-style-name="Preformatted_20_Text">
      <style:text-properties officeooo:paragraph-rsid="006ab9d7"/>
    </style:style>
    <style:style style:name="P10" style:family="paragraph" style:parent-style-name="Preformatted_20_Text">
      <style:text-properties officeooo:paragraph-rsid="00bd0bf4"/>
    </style:style>
    <style:style style:name="P1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2"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8739fd"/>
    </style:style>
    <style:style style:name="P13"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style="italic" officeooo:paragraph-rsid="00815903" style:font-style-asian="italic" style:font-style-complex="italic"/>
    </style:style>
    <style:style style:name="P14" style:family="paragraph" style:parent-style-name="Preformatted_20_Text">
      <style:text-properties style:font-name="Liberation Sans" fo:font-size="12pt" fo:font-style="normal" style:text-underline-style="none" officeooo:rsid="00b05fed" officeooo:paragraph-rsid="006ab9d7" fo:background-color="transparent" style:font-name-asian="Nimbus Mono L" style:font-size-asian="12pt" style:font-style-asian="normal" style:font-name-complex="Liberation Mono" style:font-size-complex="12pt" style:font-style-complex="normal"/>
    </style:style>
    <style:style style:name="P15" style:family="paragraph" style:parent-style-name="Preformatted_20_Text">
      <style:text-properties style:font-name="Liberation Sans" fo:font-size="12pt" fo:font-style="normal" style:text-underline-style="none" officeooo:rsid="00c40335" officeooo:paragraph-rsid="00c7d1ab" style:font-name-asian="Nimbus Mono L" style:font-size-asian="12pt" style:font-style-asian="normal" style:font-name-complex="Liberation Mono" style:font-size-complex="12pt" style:font-style-complex="normal"/>
    </style:style>
    <style:style style:name="P16" style:family="paragraph" style:parent-style-name="Preformatted_20_Text">
      <style:text-properties officeooo:paragraph-rsid="00b2f88f"/>
    </style:style>
    <style:style style:name="P17" style:family="paragraph" style:parent-style-name="Preformatted_20_Text">
      <style:text-properties officeooo:paragraph-rsid="00bcc955"/>
    </style:style>
    <style:style style:name="P18" style:family="paragraph" style:parent-style-name="Preformatted_20_Text">
      <style:text-properties officeooo:paragraph-rsid="00aaf464"/>
    </style:style>
    <style:style style:name="P19" style:family="paragraph" style:parent-style-name="Preformatted_20_Text">
      <style:text-properties officeooo:paragraph-rsid="00c57b11"/>
    </style:style>
    <style:style style:name="P20" style:family="paragraph" style:parent-style-name="Preformatted_20_Text">
      <style:text-properties officeooo:paragraph-rsid="00c7d1ab"/>
    </style:style>
    <style:style style:name="P21" style:family="paragraph" style:parent-style-name="Preformatted_20_Text">
      <style:text-properties style:font-name="Liberation Serif" fo:font-size="12pt" fo:font-style="normal" style:text-underline-style="none" officeooo:rsid="00083d4b" officeooo:paragraph-rsid="0045ab15" style:font-size-asian="12pt" style:font-style-asian="normal" style:font-size-complex="12pt" style:font-style-complex="normal"/>
    </style:style>
    <style:style style:name="P22" style:family="paragraph" style:parent-style-name="Preformatted_20_Text">
      <style:text-properties officeooo:paragraph-rsid="00b05fed"/>
    </style:style>
    <style:style style:name="T1"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2"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3"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4"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5"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6"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930387"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964801"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a4d955"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aa9cfa"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aaf464"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ab1b3c"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b05fed"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b1e581"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b2f88f"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b3cb97"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b5aace"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b70f94"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b7d0b8"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b9cc69"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bb0bf4"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bcc955"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bd0bf4"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bef49d"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c0edb0"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c116a2"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c2e2c4"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c40335"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c57b11"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c641b8"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c7d1ab"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b05fed" fo:background-color="transparent" loext:char-shading-value="0" style:font-size-asian="12pt" style:font-style-asian="normal" style:font-size-complex="12pt" style:font-style-complex="normal"/>
    </style:style>
    <style:style style:name="T36" style:family="text">
      <style:text-properties style:font-name="Liberation Sans" fo:font-size="12pt" fo:font-style="normal" style:text-underline-style="none" officeooo:rsid="00986c6b" fo:background-color="transparent" loext:char-shading-value="0" style:font-size-asian="12pt" style:font-style-asian="normal" style:font-size-complex="12pt" style:font-style-complex="normal"/>
    </style:style>
    <style:style style:name="T37" style:family="text">
      <style:text-properties style:font-name="Liberation Sans" fo:font-size="12pt" fo:font-style="normal" style:text-underline-style="none" officeooo:rsid="003e7444" fo:background-color="transparent" loext:char-shading-value="0" style:font-size-asian="12pt" style:font-style-asian="normal" style:font-size-complex="12pt" style:font-style-complex="normal"/>
    </style:style>
    <style:style style:name="T38" style:family="text">
      <style:text-properties style:font-name="Liberation Sans" fo:font-size="12pt" fo:font-style="normal" style:text-underline-style="none" officeooo:rsid="0065393a" fo:background-color="transparent" loext:char-shading-value="0" style:font-size-asian="12pt" style:font-style-asian="normal" style:font-size-complex="12pt" style:font-style-complex="normal"/>
    </style:style>
    <style:style style:name="T39" style:family="text">
      <style:text-properties style:font-name="Liberation Sans" fo:font-size="12pt" fo:font-style="normal" style:text-underline-style="none" officeooo:rsid="006c5bdd" fo:background-color="transparent" loext:char-shading-value="0" style:font-size-asian="12pt" style:font-style-asian="normal" style:font-size-complex="12pt" style:font-style-complex="normal"/>
    </style:style>
    <style:style style:name="T40" style:family="text">
      <style:text-properties style:font-name="Liberation Sans" fo:font-size="12pt" fo:font-style="normal" style:text-underline-style="none" officeooo:rsid="004b462a" fo:background-color="transparent" loext:char-shading-value="0" style:font-size-asian="12pt" style:font-style-asian="normal" style:font-size-complex="12pt" style:font-style-complex="normal"/>
    </style:style>
    <style:style style:name="T41" style:family="text">
      <style:text-properties style:font-name="Liberation Sans" fo:font-size="12pt" fo:font-style="normal" style:text-underline-style="none" officeooo:rsid="00083d4b" fo:background-color="transparent" loext:char-shading-value="0" style:font-size-asian="12pt" style:font-style-asian="normal" style:font-size-complex="12pt" style:font-style-complex="normal"/>
    </style:style>
    <style:style style:name="T42" style:family="text">
      <style:text-properties style:font-name="Liberation Sans" fo:font-size="12pt" fo:font-style="normal" style:text-underline-style="none" officeooo:rsid="009cf9f6" fo:background-color="transparent" loext:char-shading-value="0"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bd0bf4" fo:background-color="transparent" loext:char-shading-value="0"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2pt" fo:font-style="normal" style:text-underline-style="none" officeooo:rsid="00c7d1ab" fo:background-color="transparent" loext:char-shading-value="0" style:font-name-asian="Nimbus Mono L" style:font-size-asian="12pt" style:font-style-asian="normal" style:font-name-complex="Liberation Mono" style:font-size-complex="12pt" style:font-style-complex="normal"/>
    </style:style>
    <style:style style:name="T47" style:family="text">
      <style:text-properties style:font-name="Liberation Sans" fo:font-size="12pt" fo:font-style="normal" style:text-underline-style="none" officeooo:rsid="004b462a" fo:background-color="transparent" loext:char-shading-value="0" style:font-name-asian="Nimbus Mono L" style:font-size-asian="12pt" style:font-style-asian="normal" style:font-name-complex="Liberation Mono" style:font-size-complex="12pt" style:font-style-complex="normal"/>
    </style:style>
    <style:style style:name="T48" style:family="text">
      <style:text-properties style:font-name="Liberation Sans" fo:font-size="12pt" fo:font-style="normal" style:text-underline-style="none" officeooo:rsid="00964801" fo:background-color="transparent" loext:char-shading-value="0" style:font-name-asian="Nimbus Mono L" style:font-size-asian="12pt" style:font-style-asian="normal" style:font-name-complex="Liberation Mono" style:font-size-complex="12pt" style:font-style-complex="normal"/>
    </style:style>
    <style:style style:name="T49" style:family="text">
      <style:text-properties style:font-name="Liberation Sans" fo:font-size="12pt" fo:font-style="normal" style:text-underline-style="none" officeooo:rsid="00a4d955" fo:background-color="transparent" loext:char-shading-value="0" style:font-name-asian="Nimbus Mono L" style:font-size-asian="12pt" style:font-style-asian="normal" style:font-name-complex="Liberation Mono" style:font-size-complex="12pt" style:font-style-complex="normal"/>
    </style:style>
    <style:style style:name="T50" style:family="text">
      <style:text-properties style:font-name="Liberation Sans" fo:font-size="12pt" fo:font-style="normal" style:text-underline-style="none" officeooo:rsid="00c91ba3" fo:background-color="transparent" loext:char-shading-value="0" style:font-name-asian="Nimbus Mono L" style:font-size-asian="12pt" style:font-style-asian="normal" style:font-name-complex="Liberation Mono" style:font-size-complex="12pt" style:font-style-complex="normal"/>
    </style:style>
    <style:style style:name="T51" style:family="text">
      <style:text-properties style:font-name="Liberation Sans" fo:font-size="12pt" fo:font-style="normal" style:text-underline-style="none" officeooo:rsid="00c9d7c2" fo:background-color="transparent" loext:char-shading-value="0" style:font-name-asian="Nimbus Mono L" style:font-size-asian="12pt" style:font-style-asian="normal" style:font-name-complex="Liberation Mono" style:font-size-complex="12pt" style:font-style-complex="normal"/>
    </style:style>
    <style:style style:name="T52" style:family="text">
      <style:text-properties style:font-name="Liberation Sans" fo:font-size="16pt" fo:font-weight="bold" officeooo:rsid="001b99ac" style:font-size-asian="16pt" style:font-weight-asian="bold" style:font-size-complex="16pt" style:font-weight-complex="bold"/>
    </style:style>
    <style:style style:name="T53" style:family="text">
      <style:text-properties style:font-name="Liberation Sans" fo:font-size="16pt" fo:font-weight="bold" officeooo:rsid="000dd66a" style:font-size-asian="16pt" style:font-weight-asian="bold" style:font-size-complex="16pt" style:font-weight-complex="bold"/>
    </style:style>
    <style:style style:name="T54" style:family="text">
      <style:text-properties style:font-name="Liberation Sans" fo:font-size="16pt" fo:font-weight="bold" officeooo:rsid="00a7a091" style:font-size-asian="16pt" style:font-weight-asian="bold" style:font-size-complex="16pt" style:font-weight-complex="bold"/>
    </style:style>
    <style:style style:name="T55" style:family="text">
      <style:text-properties style:font-name="Liberation Sans" fo:font-size="16pt" fo:font-weight="bold" officeooo:rsid="00a7a091" style:font-name-asian="Nimbus Mono L" style:font-size-asian="16pt" style:font-weight-asian="bold" style:font-name-complex="Liberation Mono" style:font-size-complex="16pt" style:font-weight-complex="bold"/>
    </style:style>
    <style:style style:name="T56" style:family="text">
      <style:text-properties style:font-name="Liberation Sans" fo:font-size="16pt" fo:font-weight="bold" officeooo:rsid="00b1a041" style:font-name-asian="Nimbus Mono L" style:font-size-asian="16pt" style:font-weight-asian="bold" style:font-name-complex="Liberation Mono" style:font-size-complex="16pt" style:font-weight-complex="bold"/>
    </style:style>
    <style:style style:name="T57" style:family="text">
      <style:text-properties style:font-name="Liberation Sans" fo:font-size="16pt" fo:font-weight="bold" officeooo:rsid="00bef49d" style:font-name-asian="Nimbus Mono L" style:font-size-asian="16pt" style:font-weight-asian="bold" style:font-name-complex="Liberation Mono" style:font-size-complex="16pt" style:font-weight-complex="bold"/>
    </style:style>
    <style:style style:name="T58" style:family="text">
      <style:text-properties fo:font-variant="normal" fo:text-transform="none" fo:color="#202020" style:font-name="apple-system" fo:font-size="10.5pt" fo:letter-spacing="normal" fo:font-style="normal" style:text-underline-style="none" fo:font-weight="bold" officeooo:rsid="00a905cb" style:font-name-asian="Nimbus Mono L" style:font-size-asian="12pt" style:font-style-asian="italic" style:font-weight-asian="bold" style:font-name-complex="Liberation Mono" style:font-size-complex="12pt" style:font-style-complex="italic" style:font-weight-complex="bold"/>
    </style:style>
    <style:style style:name="T59" style:family="text">
      <style:text-properties fo:font-variant="normal" fo:text-transform="none" fo:color="#202020" style:font-name="apple-system" fo:font-size="10.5pt" fo:letter-spacing="normal" fo:font-style="normal" style:text-underline-style="none" fo:font-weight="bold" officeooo:rsid="00b1a041" style:font-name-asian="Nimbus Mono L" style:font-size-asian="12pt" style:font-style-asian="italic" style:font-weight-asian="bold" style:font-name-complex="Liberation Mono" style:font-size-complex="12pt" style:font-style-complex="italic" style:font-weight-complex="bold"/>
    </style:style>
    <style:style style:name="T60" style:family="text">
      <style:text-properties fo:font-variant="normal" fo:text-transform="none" fo:color="#202020" style:font-name="apple-system" fo:font-size="10.5pt" fo:letter-spacing="normal" fo:font-style="normal" style:text-underline-style="none" fo:font-weight="bold" officeooo:rsid="00bef49d" style:font-name-asian="Nimbus Mono L" style:font-size-asian="12pt" style:font-style-asian="italic" style:font-weight-asian="bold" style:font-name-complex="Liberation Mono" style:font-size-complex="12pt" style:font-style-complex="italic" style:font-weight-complex="bold"/>
    </style:style>
    <style:style style:name="T61" style:family="text">
      <style:text-properties fo:font-variant="normal" fo:text-transform="none" fo:color="#000000" style:font-name="system-ui" fo:font-size="12pt" fo:letter-spacing="normal" style:text-underline-style="none" fo:font-weight="normal" officeooo:rsid="00083d4b" style:font-name-asian="Nimbus Mono L" style:font-size-asian="12pt" style:font-weight-asian="bold" style:font-name-complex="Liberation Mono" style:font-size-complex="12pt" style:font-weight-complex="bold"/>
    </style:style>
    <style:style style:name="T62" style:family="text">
      <style:text-properties style:font-name-asian="Nimbus Mono L" style:font-name-complex="Liberation Mono"/>
    </style:style>
    <style:style style:name="T63" style:family="text">
      <style:text-properties officeooo:rsid="000dd66a" style:font-name-asian="Nimbus Mono L" style:font-name-complex="Liberation Mono"/>
    </style:style>
    <style:style style:name="T64" style:family="text">
      <style:text-properties officeooo:rsid="00697aa2" style:font-name-asian="Nimbus Mono L" style:font-name-complex="Liberation Mono"/>
    </style:style>
    <style:style style:name="T65" style:family="text">
      <style:text-properties style:font-name="Liberation Serif"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officeooo:rsid="00c7d1ab"/>
    </style:style>
    <style:style style:name="T68" style:family="text">
      <style:text-properties officeooo:rsid="00c91ba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ayers for our World and the Church</text:p>
      <text:p text:style-name="P6"><text:span text:style-name="T57">30</text:span><text:span text:style-name="T56">th</text:span><text:span text:style-name="T52"> </text:span><text:span text:style-name="T55">January</text:span><text:span text:style-name="T52"> 20</text:span><text:span text:style-name="T53">2</text:span><text:span text:style-name="T54">2</text:span></text:p>
      <text:p text:style-name="P12"><text:span text:style-name="T60">Romans 1</text:span><text:span text:style-name="T58">2</text:span><text:span text:style-name="T59">:</text:span><text:span text:style-name="T60">2</text:span></text:p>
      <text:p text:style-name="P13"><text:span text:style-name="T61">Do not be conformed to this world, but be transformed by the renewal of your mind, that by testing you may discern what is the will of God, what is good and acceptable and perfect.</text:span></text:p>
      <text:p text:style-name="P21"><text:span text:style-name="T66">Thanks to God</text:span></text:p>
      <text:p text:style-name="P8"><text:span text:style-name="T27">O Lord</text:span><text:span text:style-name="T7">, </text:span><text:span text:style-name="T12">w</text:span><text:span text:style-name="T10">e </text:span><text:span text:style-name="T17">come to You today, </text:span><text:span text:style-name="T27">very much aware</text:span><text:span text:style-name="T17"> that </text:span><text:span text:style-name="T27">we are weak and limited in so many ways. Yet </text:span><text:span text:style-name="T17">You remain ever-sovereign over our circumstances</text:span><text:span text:style-name="T10">. </text:span><text:span text:style-name="T17">We waver but You never change, </text:span><text:span text:style-name="T28">We thank You that </text:span><text:span text:style-name="T17">You </text:span><text:span text:style-name="T28">are ever-gracious and draw us to Yourself the True, F</text:span><text:span text:style-name="T17">aithful, </text:span><text:span text:style-name="T28">P</text:span><text:span text:style-name="T17">urposeful and </text:span><text:span text:style-name="T28">Loving God of glory</text:span><text:span text:style-name="T17">.</text:span></text:p>
      <text:p text:style-name="P2"/>
      <text:p text:style-name="P8"><text:span text:style-name="T28">Today and every day w</text:span><text:span text:style-name="T12">e honour the Lord Jesus as </text:span><text:span text:style-name="T17">the King of Kings. </text:span><text:span text:style-name="T29">W</text:span><text:span text:style-name="T18">e </text:span><text:span text:style-name="T13">remember His victory </text:span><text:span text:style-name="T24">o</text:span><text:span text:style-name="T13">n the Cross and </text:span><text:span text:style-name="T24">in the </text:span><text:span text:style-name="T13">Resurrection, </text:span><text:span text:style-name="T29">and we give You thanks that He ascended to the Throne Room of Heaven, awaiting the right time to return as the Visible Supreme Authority over all. </text:span><text:span text:style-name="T8">W</text:span><text:span text:style-name="T13">e thank You that </text:span><text:span text:style-name="T18">He </text:span><text:span text:style-name="T29">is the Source of Life to us</text:span><text:span text:style-name="T18">, </text:span><text:span text:style-name="T29">and our Great High Priest Who intercedes for us. A</text:span><text:span text:style-name="T18">nd </text:span><text:span text:style-name="T29">we give thanks that </text:span><text:span text:style-name="T18">You have granted us His life and righteousness in place of our sin, rebellion and self-centredness.</text:span></text:p>
      <text:p text:style-name="P1"/>
      <text:p text:style-name="P4">The Wide World<text:span text:style-name="T62">...</text:span><text:span text:style-name="T63"> a</text:span><text:span text:style-name="T62">nd </text:span><text:span text:style-name="T64">in </text:span><text:span text:style-name="T62">the wider Church</text:span></text:p>
      <text:p text:style-name="P19"><text:span text:style-name="T30">As w</text:span><text:span text:style-name="T25">e</text:span><text:span text:style-name="T10"> </text:span><text:span text:style-name="T14">look about this world </text:span><text:span text:style-name="T30">we again hear of </text:span><text:span text:style-name="T31">threats</text:span><text:span text:style-name="T30"> and rumours of wars. Despite all diplomatic efforts, we see that</text:span><text:span text:style-name="T22"> leaders are perplexed at current events,</text:span><text:span text:style-name="T14"> </text:span><text:span text:style-name="T30">and man cannot ultimate</text:span><text:span text:style-name="T31">l</text:span><text:span text:style-name="T30">y solve his own problems. </text:span><text:span text:style-name="T31">This world</text:span><text:span text:style-name="T30"> need</text:span><text:span text:style-name="T31">s</text:span><text:span text:style-name="T30"> the transforming power of the Holy Spirit. </text:span><text:span text:style-name="T32">Mankind</text:span><text:span text:style-name="T14"> need</text:span><text:span text:style-name="T32">s</text:span><text:span text:style-name="T14"> to </text:span><text:span text:style-name="T22">bow to</text:span><text:span text:style-name="T14"> Your Supreme Authority, </text:span><text:span text:style-name="T32">but meanwhile</text:span><text:span text:style-name="T14"> we </text:span><text:span text:style-name="T19">continue to </text:span><text:span text:style-name="T14">pray for Your </text:span><text:span text:style-name="T19">grace and </text:span><text:span text:style-name="T14">mercy </text:span><text:span text:style-name="T32">in this broken world</text:span><text:span text:style-name="T14">.</text:span></text:p>
      <text:p text:style-name="P19"><text:span text:style-name="T14"/></text:p>
      <text:p text:style-name="P19"><text:span text:style-name="T21">May Your Church be seen as the </text:span><text:span text:style-name="T32">model for relationships at all levels: may our congregations be places where heaven and earth meet, where the cross and the resurrection are declared as Your provision to save the lost, and where transformed people </text:span><text:span text:style-name="T33">submit to the reign of the Lord Jesus in <text:s/>their lives daily.</text:span></text:p>
      <text:p text:style-name="P7"><text:span text:style-name="T21"/></text:p>
      <text:p text:style-name="P17"><text:span text:style-name="T10">W</text:span><text:span text:style-name="T25">e </text:span><text:span text:style-name="T31">continue to </text:span><text:span text:style-name="T25">pray for the </text:span><text:span text:style-name="T31">cleanup work after the</text:span><text:span text:style-name="T25"> Queensland floods </text:span><text:span text:style-name="T33">and for the same cleanup after yesterday’s storm here.</text:span><text:span text:style-name="T31"> </text:span><text:span text:style-name="T33">We</text:span><text:span text:style-name="T25"> give thanks for the emergency services work in bring</text:span><text:span text:style-name="T33">ing</text:span><text:span text:style-name="T25"> people to safety and restor</text:span><text:span text:style-name="T33">ing</text:span><text:span text:style-name="T25"> </text:span><text:span text:style-name="T33">servic</text:span><text:span text:style-name="T25">es.</text:span></text:p>
      <text:p text:style-name="P17"><text:span text:style-name="T25"/></text:p>
      <text:p text:style-name="P7"><text:span text:style-name="T14">We </text:span><text:span text:style-name="T20">thank You again for Your mercy as we see</text:span><text:span text:style-name="T14"> </text:span><text:span text:style-name="T33">the decline in </text:span><text:span text:style-name="T20">Covid </text:span><text:span text:style-name="T33">cases around the nation</text:span><text:span text:style-name="T14">. </text:span><text:span text:style-name="T20">We pray for wider availability of testing kits and for </text:span><text:span text:style-name="T15">c</text:span><text:span text:style-name="T20">are with their use.</text:span><text:span text:style-name="T15"> </text:span><text:span text:style-name="T33">We pray also for further easing of restrictions as cases in hospital decline and pressure on staff eases.</text:span></text:p>
      <text:p text:style-name="P7"><text:span text:style-name="T15"/></text:p>
      <text:p text:style-name="P15"><text:span text:style-name="T65">Missions</text:span> </text:p>
      <text:p text:style-name="P20"><text:span text:style-name="T34">We pray for </text:span><text:span text:style-name="T31">PresAID </text:span><text:span text:style-name="T34">as our missions focus for January. We thank You for the support going to provide village </text:span><text:span text:style-name="T31">water </text:span><text:span text:style-name="T34">supply</text:span><text:span text:style-name="T31"> in India. </text:span><text:span text:style-name="T34">W</text:span><text:span text:style-name="T31">e are flooded </text:span><text:span text:style-name="T34">and unable to control the overflows, and yet </text:span><text:span text:style-name="T31">there are so many places without safe clean water.</text:span></text:p>
      <text:p text:style-name="P20"><text:span text:style-name="T31"/></text:p>
      <text:p text:style-name="P5">Ashburton</text:p>
      <text:p text:style-name="P9"><text:span text:style-name="T35">Here in Ashburton, w</text:span><text:span text:style-name="T36">e </text:span><text:span text:style-name="T42">pray f</text:span><text:span text:style-name="T43">or </text:span><text:span text:style-name="T46">students</text:span><text:span text:style-name="T43"> who are a</text:span><text:span text:style-name="T46">bout to return to school or commence lessons.</text:span><text:span text:style-name="T43"> </text:span><text:span text:style-name="T44">W</text:span><text:span text:style-name="T43">e pray </text:span><text:span text:style-name="T46">for </text:span><text:span text:style-name="T43">Your protection and safety </text:span><text:span text:style-name="T46">under the Covid restrictions</text:span><text:span text:style-name="T43">, </text:span><text:span text:style-name="T44">and that </text:span><text:span text:style-name="T46">they can apply themselves to their work with all diligence and faithfulness</text:span><text:span text:style-name="T43">.</text:span></text:p>
      <text:p text:style-name="P14"/>
      <text:p text:style-name="P10"><text:span text:style-name="T43">W</text:span><text:span text:style-name="T45">e </text:span><text:span text:style-name="T46">thank</text:span><text:span text:style-name="T45"> You </text:span><text:span text:style-name="T46">for those who have recovered from recent sickness including </text:span><text:span text:style-name="T45">Kum Seng and Josh, </text:span><text:span text:style-name="T46">and Diane and Shiun. W</text:span><text:span text:style-name="T45">e pray for </text:span><text:span text:style-name="T46">their continuing recovery and rehabilitation </text:span><text:span text:style-name="T51">back to full health</text:span><text:span text:style-name="T45">.</text:span></text:p>
      <text:p text:style-name="P3"/>
      <text:p text:style-name="P22"><text:span text:style-name="T45">And now w</text:span><text:span text:style-name="T37">e pray for </text:span><text:span text:style-name="T46">Mook</text:span><text:span text:style-name="T37"> as he preach</text:span><text:span text:style-name="T47">es Your Word </text:span><text:span text:style-name="T44">today.</text:span><text:span text:style-name="T47"> </text:span><text:span text:style-name="T48">A</text:span><text:span text:style-name="T47">s we listen </text:span><text:span text:style-name="T48">we pray for </text:span><text:span text:style-name="T49">wisdom and discernment, that we may</text:span><text:span text:style-name="T48"> live </text:span><text:span text:style-name="T50">transformed lives wherever You direct us to go in this world, and</text:span><text:span text:style-name="T48"> </text:span><text:span text:style-name="T43">honour</text:span><text:span text:style-name="T50">ing</text:span><text:span text:style-name="T43"> the Name of Jesus, </text:span><text:span text:style-name="T44">the King of Kings, </text:span><text:span text:style-name="T43">in Whose Name </text:span><text:span text:style-name="T38">we pray </text:span><text:span text:style-name="T39">all these things</text:span><text:span text:style-name="T40">,</text:span><text:span text:style-name="T41">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1-29T16:01:11.386120405</dc:date>
    <meta:editing-duration>PT7H36M3S</meta:editing-duration>
    <meta:editing-cycles>86</meta:editing-cycles>
    <meta:generator>LibreOffice/6.4.7.2$Linux_X86_64 LibreOffice_project/40$Build-2</meta:generator>
    <meta:print-date>2021-01-30T16:02:32.952449610</meta:print-date>
    <meta:document-statistic meta:table-count="0" meta:image-count="0" meta:object-count="0" meta:page-count="1" meta:paragraph-count="18" meta:word-count="591" meta:character-count="3270" meta:non-whitespace-character-count="2695"/>
  </office:meta>
</office:document-meta>
</file>